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2cm" fo:min-width="6.502cm"/>
    </style:style>
    <style:style style:name="gr2" style:family="graphic" style:parent-style-name="standard">
      <style:graphic-properties draw:textarea-horizontal-align="justify" draw:textarea-vertical-align="middle" draw:auto-grow-height="false" fo:min-height="1.324cm" fo:min-width="6.1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5.05cm" fo:min-width="9.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9.9cm" svg:height="4.3cm" svg:x="3.5cm" svg:y="0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0.5cm" svg:height="2.5cm" svg:x="4cm" svg:y="5.6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8.45cm" svg:y1="4.6cm" svg:x2="10.563cm" svg:y2="5.6cm" draw:start-shape="id1" draw:start-glue-point="8" draw:end-shape="id2" draw:end-glue-point="4" svg:d="M8450 4600l2113 1000" svg:viewBox="0 0 2114 1001">
          <text:p/>
        </draw:connector>
        <draw:custom-shape draw:style-name="gr2" draw:text-style-name="P1" xml:id="id3" draw:id="id3" draw:layer="layout" svg:width="10.5cm" svg:height="2.5cm" svg:x="3.2cm" svg:y="9.5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9.25cm" svg:y1="8.1cm" svg:x2="9.763cm" svg:y2="9.5cm" draw:start-shape="id2" draw:start-glue-point="8" draw:end-shape="id3" draw:end-glue-point="4" svg:d="M9250 8100l513 1400" svg:viewBox="0 0 514 1401">
          <text:p/>
        </draw:connector>
        <draw:custom-shape draw:style-name="gr4" draw:text-style-name="P1" xml:id="id4" draw:id="id4" draw:layer="layout" svg:width="10.3cm" svg:height="5.3cm" svg:x="3.9cm" svg:y="13cm">
          <text:p text:style-name="P1">suma = a +b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8.45cm" svg:y1="12cm" svg:x2="9.05cm" svg:y2="13cm" draw:start-shape="id3" draw:start-glue-point="8" draw:end-shape="id4" svg:d="M8450 12000l600 1000" svg:viewBox="0 0 601 1001">
          <text:p/>
        </draw:connector>
        <draw:custom-shape draw:style-name="gr2" draw:text-style-name="P1" xml:id="id5" draw:id="id5" draw:layer="layout" svg:width="10.5cm" svg:height="2.5cm" svg:x="4.7cm" svg:y="20.4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6" draw:id="id6" draw:layer="layout" svg:width="9.9cm" svg:height="4.3cm" svg:x="5.1cm" svg:y="24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05cm" svg:y1="18.3cm" svg:x2="9.95cm" svg:y2="20.4cm" draw:start-shape="id4" draw:start-glue-point="2" draw:end-shape="id5" draw:end-glue-point="5" svg:d="M9050 18300l900 2100" svg:viewBox="0 0 901 2101">
          <text:p/>
        </draw:connector>
        <draw:connector draw:style-name="gr3" draw:text-style-name="P2" draw:layer="layout" draw:type="line" svg:x1="9.95cm" svg:y1="22.9cm" svg:x2="10.05cm" svg:y2="24.3cm" draw:start-shape="id5" draw:start-glue-point="8" draw:end-shape="id6" draw:end-glue-point="4" svg:d="M9950 22900l100 1400" svg:viewBox="0 0 10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07:45:56.864118699</meta:creation-date>
    <dc:date>2019-11-06T08:08:58.258865646</dc:date>
    <meta:editing-duration>PT7M23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